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465in" fo:margin-left="-0.075in" fo:margin-top="0in" fo:margin-bottom="0in" table:align="left" style:writing-mode="lr-tb"/>
    </style:style>
    <style:style style:name="Table1.A" style:family="table-column">
      <style:table-column-properties style:column-width="2.2125in"/>
    </style:style>
    <style:style style:name="Table1.B" style:family="table-column">
      <style:table-column-properties style:column-width="2.2167in"/>
    </style:style>
    <style:style style:name="Table1.C" style:family="table-column">
      <style:table-column-properties style:column-width="2.2174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paragraph-properties fo:margin-left="0.25in" fo:margin-right="0in" fo:text-indent="0in" style:auto-text-indent="false"/>
    </style:style>
    <style:style style:name="P4" style:family="paragraph" style:parent-style-name="Standard">
      <style:paragraph-properties fo:margin-left="0.25in" fo:margin-right="0in" fo:text-align="justify" style:justify-single-word="false" fo:text-indent="0.25in" style:auto-text-indent="false"/>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fo:orphans="0" fo:widows="0"/>
    </style:style>
    <style:style style:name="P7" style:family="paragraph" style:parent-style-name="Standard">
      <style:paragraph-properties fo:margin-left="0.25in" fo:margin-right="0in" fo:text-align="justify" style:justify-single-word="false" fo:text-indent="0.25in" style:auto-text-indent="false"/>
      <style:text-properties fo:letter-spacing="-0.0016in"/>
    </style:style>
    <style:style style:name="P8" style:family="paragraph" style:parent-style-name="Standard">
      <style:paragraph-properties fo:text-align="justify" style:justify-single-word="false"/>
      <style:text-properties style:font-weight-complex="bold"/>
    </style:style>
    <style:style style:name="P9" style:family="paragraph" style:parent-style-name="Standard">
      <style:paragraph-properties fo:text-align="justify" style:justify-single-word="false"/>
      <style:text-properties fo:font-size="11pt" fo:font-weight="bold" style:font-size-asian="11pt" style:font-weight-asian="bold" style:font-size-complex="11pt"/>
    </style:style>
    <style:style style:name="P10" style:family="paragraph" style:parent-style-name="Standard" style:list-style-name="WWNum1">
      <style:paragraph-properties fo:margin-left="0in" fo:margin-right="0in" fo:line-height="100%" fo:text-align="justify" style:justify-single-word="false" fo:hyphenation-ladder-count="no-limit" fo:text-indent="0in" style:auto-text-indent="false">
        <style:tab-stops>
          <style:tab-stop style:position="0.3937in"/>
          <style:tab-stop style:position="0.6898in"/>
        </style:tab-stops>
      </style:paragraph-properties>
      <style:text-properties fo:hyphenate="false" fo:hyphenation-remain-char-count="2" fo:hyphenation-push-char-count="2" loext:hyphenation-no-caps="false"/>
    </style:style>
    <style:style style:name="P11" style:family="paragraph" style:parent-style-name="Standard" style:list-style-name="WWNum1">
      <style:paragraph-properties fo:margin-left="0in" fo:margin-right="-0.0008in" fo:line-height="100%" fo:text-align="justify" style:justify-single-word="false" fo:hyphenation-ladder-count="no-limit" fo:text-indent="0in" style:auto-text-indent="false">
        <style:tab-stops>
          <style:tab-stop style:position="0.3937in"/>
          <style:tab-stop style:position="0.6898in"/>
        </style:tab-stops>
      </style:paragraph-properties>
      <style:text-properties fo:hyphenate="false" fo:hyphenation-remain-char-count="2" fo:hyphenation-push-char-count="2" loext:hyphenation-no-caps="false"/>
    </style:style>
    <style:style style:name="P12" style:family="paragraph" style:parent-style-name="Standard">
      <style:paragraph-properties fo:margin-left="0in" fo:margin-right="-0.0008in" fo:line-height="100%" fo:text-align="justify" style:justify-single-word="false" fo:hyphenation-ladder-count="no-limit" fo:text-indent="0in" style:auto-text-indent="false">
        <style:tab-stops>
          <style:tab-stop style:position="0.622in"/>
        </style:tab-stops>
      </style:paragraph-properties>
      <style:text-properties fo:hyphenate="false" fo:hyphenation-remain-char-count="2" fo:hyphenation-push-char-count="2" loext:hyphenation-no-caps="false"/>
    </style:style>
    <style:style style:name="P13" style:family="paragraph" style:parent-style-name="Standard">
      <style:paragraph-properties fo:margin-left="0in" fo:margin-right="-0.0008in" fo:line-height="100%" fo:text-align="justify" style:justify-single-word="false" fo:hyphenation-ladder-count="no-limit" fo:text-indent="0in" style:auto-text-indent="false">
        <style:tab-stops>
          <style:tab-stop style:position="0.3937in"/>
        </style:tab-stops>
      </style:paragraph-properties>
      <style:text-properties fo:hyphenate="false" fo:hyphenation-remain-char-count="2" fo:hyphenation-push-char-count="2" loext:hyphenation-no-caps="false"/>
    </style:style>
    <style:style style:name="P14" style:family="paragraph" style:parent-style-name="Standard" style:list-style-name="WWNum1">
      <style:paragraph-properties fo:margin-left="0in" fo:margin-right="-0.0008in" fo:margin-top="0.0055in" fo:margin-bottom="0in" style:contextual-spacing="false" fo:line-height="102%" fo:text-align="justify" style:justify-single-word="false" fo:hyphenation-ladder-count="no-limit" fo:text-indent="0in" style:auto-text-indent="false">
        <style:tab-stops>
          <style:tab-stop style:position="0.3937in"/>
          <style:tab-stop style:position="0.6898in"/>
        </style:tab-stops>
      </style:paragraph-properties>
      <style:text-properties fo:hyphenate="false" fo:hyphenation-remain-char-count="2" fo:hyphenation-push-char-count="2" loext:hyphenation-no-caps="false"/>
    </style:style>
    <style:style style:name="P15" style:family="paragraph" style:parent-style-name="Standard" style:list-style-name="WWNum1">
      <style:paragraph-properties fo:margin-left="0in" fo:margin-right="0in" fo:line-height="101%" fo:text-align="justify" style:justify-single-word="false" fo:hyphenation-ladder-count="no-limit" fo:text-indent="0in" style:auto-text-indent="false">
        <style:tab-stops>
          <style:tab-stop style:position="0.3937in"/>
          <style:tab-stop style:position="0.6898in"/>
        </style:tab-stops>
      </style:paragraph-properties>
      <style:text-properties fo:hyphenate="false" fo:hyphenation-remain-char-count="2" fo:hyphenation-push-char-count="2" loext:hyphenation-no-caps="false"/>
    </style:style>
    <style:style style:name="P16" style:family="paragraph" style:parent-style-name="Абзац_20_списка1" style:list-style-name="WWNum2"/>
    <style:style style:name="T1" style:family="text">
      <style:text-properties fo:font-size="14pt" style:font-size-asian="14pt" style:font-size-complex="14pt"/>
    </style:style>
    <style:style style:name="T2" style:family="text">
      <style:text-properties fo:font-weight="bold" style:font-weight-asian="bold"/>
    </style:style>
    <style:style style:name="T3" style:family="text">
      <style:text-properties style:font-name="Times New Roman" fo:font-size="12pt" fo:language="ru" fo:country="RU" style:font-size-asian="12pt" style:font-size-complex="12pt"/>
    </style:style>
    <style:style style:name="T4" style:family="text">
      <style:text-properties style:font-name="Times New Roman" fo:font-size="12pt" style:font-size-asian="12pt" style:font-size-complex="12pt"/>
    </style:style>
    <style:style style:name="T5" style:family="text">
      <style:text-properties fo:letter-spacing="-0.0016in"/>
    </style:style>
    <style:style style:name="T6" style:family="text">
      <style:text-properties fo:letter-spacing="-0.0016in" fo:language="en" fo:country="US"/>
    </style:style>
    <style:style style:name="T7" style:family="text">
      <style:text-properties fo:letter-spacing="-0.0016in" fo:font-weight="bold" style:font-weight-asian="bold"/>
    </style:style>
    <style:style style:name="T8" style:family="text">
      <style:text-properties fo:language="en" fo:country="US"/>
    </style:style>
    <style:style style:name="T9" style:family="text">
      <style:text-properties fo:font-size="11pt" style:font-size-asian="11pt" style:font-size-complex="11pt"/>
    </style:style>
    <style:style style:name="T10" style:family="text">
      <style:text-properties fo:font-size="11pt" fo:font-weight="bold" style:font-size-asian="11pt" style:font-weight-asian="bold" style:font-size-complex="11pt"/>
    </style:style>
    <style:style style:name="T11" style:family="text">
      <style:text-properties fo:font-size="11pt" fo:font-weight="bold" style:font-size-asian="11pt" style:font-weight-asian="bold" style:font-size-complex="11pt" style:font-weight-complex="bold"/>
    </style:style>
    <style:style style:name="T12" style:family="text">
      <style:text-properties fo:font-size="11pt" fo:letter-spacing="-0.0016in" style:font-size-asian="11pt" style:font-size-complex="11pt"/>
    </style:style>
    <style:style style:name="T13" style:family="text">
      <style:text-properties fo:font-size="11pt" fo:letter-spacing="-0.0016in" fo:font-weight="bold" style:font-size-asian="11pt" style:font-weight-asian="bold" style:font-size-complex="11pt"/>
    </style:style>
    <style:style style:name="T14" style:family="text">
      <style:text-properties fo:font-size="11pt" fo:letter-spacing="-0.0016in" fo:language="en" fo:country="US" style:font-size-asian="11pt" style:font-size-complex="11pt"/>
    </style:style>
    <style:style style:name="T15" style:family="text">
      <style:text-properties fo:font-size="11pt" fo:language="en" fo:country="US" style:font-size-asian="11pt" style:font-size-complex="11pt"/>
    </style:style>
    <style:style style:name="T16" style:family="text">
      <style:text-properties style:font-name="Courier New" fo:font-size="11pt" fo:language="en" fo:country="US" style:font-size-asian="11pt" style:font-name-complex="Courier New1" style:font-size-complex="11pt"/>
    </style:style>
    <style:style style:name="T17" style:family="text">
      <style:text-properties style:font-name="Courier New" fo:font-size="11pt" style:font-size-asian="11pt" style:font-name-complex="Courier New1" style:font-size-complex="11pt"/>
    </style:style>
    <style:style style:name="T18" style:family="text">
      <style:text-properties fo:color="#c9211e" loext:opacity="100%" fo:font-size="11pt" style:font-size-asian="11pt" style:font-size-complex="11pt"/>
    </style:style>
    <style:style style:name="T19" style:family="text">
      <style:text-properties fo:color="#000000" loext:opacity="100%" fo:font-size="11pt" style:font-size-asian="11pt" style:font-size-complex="11pt"/>
    </style:style>
    <style:style style:name="T20" style:family="text">
      <style:text-properties fo:color="#000000" loext:opacity="100%" fo:font-size="11pt" fo:background-color="#ffff00" loext:char-shading-value="0" style:font-size-asian="11pt" style:font-size-complex="11pt"/>
    </style:style>
    <style:style style:name="T21" style:family="text">
      <style:text-properties fo:color="#000000" loext:opacity="100%" fo:font-size="11pt" fo:background-color="#ffff00" loext:char-shading-value="0" style:font-size-asian="11pt" style:font-size-complex="11pt"/>
    </style:style>
    <style:style style:name="T22" style:family="text">
      <style:text-properties fo:color="#000000" loext:opacity="100%" fo:font-size="11pt" fo:background-color="#ff0000" loext:char-shading-value="0"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Лабораторная работа №1</text:span></text:p>
      <text:p text:style-name="P2"/>
      <text:p text:style-name="P1"><text:span text:style-name="T2">Декомпозиция</text:span></text:p>
      <text:p text:style-name="P3"/>
      <text:list xml:id="list1024755946" text:style-name="WWNum2">
        <text:list-item>
          <text:p text:style-name="P16"><text:span text:style-name="T3">Классы и методы должны иметь отражающую их функциональность названия и должны быть грамотно структурированы по пакетам. </text:span></text:p>
        </text:list-item>
        <text:list-item>
          <text:p text:style-name="P16"><text:span text:style-name="T3">Оформление кода должно соответствовать </text:span><text:span text:style-name="T4">Java</text:span><text:span text:style-name="T3"> </text:span><text:span text:style-name="T4">Code</text:span><text:span text:style-name="T3"> </text:span><text:span text:style-name="T4">Convention</text:span><text:span text:style-name="T3">.</text:span></text:p>
        </text:list-item>
      </text:list>
      <text:p text:style-name="Standard"/>
      <text:p text:style-name="P4"/>
      <text:p text:style-name="P4"><text:span text:style-name="T5">Провести анализ предметной области. Определить абстракции, классы-сущности и задать иерархию наследования. Определить полиморфные методы. Классы-сущности должны содержать несколько конструкторов. Где возможно - использовать параметризацию. </text:span></text:p>
      <text:p text:style-name="P4"><text:span text:style-name="T5">Выполнить документирование кода. Сгенерировать </text:span><text:span text:style-name="T6">javadoc</text:span><text:span text:style-name="T5">.</text:span></text:p>
      <text:p text:style-name="P7"/>
      <text:p text:style-name="P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
          </table:table-cell>
          <table:table-cell table:style-name="Table1.A1" office:value-type="string">
            <text:p text:style-name="P6">Срок выдачи задания:</text:p>
          </table:table-cell>
          <table:table-cell table:style-name="Table1.A1" office:value-type="string">
            <text:p text:style-name="P6">Срок сдачи задания:</text:p>
          </table:table-cell>
        </table:table-row>
        <table:table-row table:style-name="Table1.1">
          <table:table-cell table:style-name="Table1.A1" office:value-type="string">
            <text:p text:style-name="P6"><text:s/><text:span text:style-name="T8">12</text:span> группа</text:p>
          </table:table-cell>
          <table:table-cell table:style-name="Table1.A1" office:value-type="string">
            <text:p text:style-name="P6"><text:span text:style-name="T8">5</text:span>.09.2<text:span text:style-name="T8">2</text:span></text:p>
          </table:table-cell>
          <table:table-cell table:style-name="Table1.A1" office:value-type="string">
            <text:p text:style-name="P6"><text:span text:style-name="T8">12</text:span>.09.2<text:span text:style-name="T8">2</text:span></text:p>
          </table:table-cell>
        </table:table-row>
        <table:table-row table:style-name="Table1.1">
          <table:table-cell table:style-name="Table1.A1" office:value-type="string">
            <text:p text:style-name="P6"><text:s/><text:span text:style-name="T8">13</text:span> группа</text:p>
          </table:table-cell>
          <table:table-cell table:style-name="Table1.A1" office:value-type="string">
            <text:p text:style-name="P6"><text:span text:style-name="T8">2</text:span>.09.2<text:span text:style-name="T8">2</text:span></text:p>
          </table:table-cell>
          <table:table-cell table:style-name="Table1.A1" office:value-type="string">
            <text:p text:style-name="P6"><text:span text:style-name="T8">12</text:span>.09.2<text:span text:style-name="T8">2</text:span></text:p>
          </table:table-cell>
        </table:table-row>
      </table:table>
      <text:p text:style-name="P5"/>
      <text:p text:style-name="P5"/>
      <text:p text:style-name="P5">Номер варианта согласовывается с преподавателем</text:p>
      <text:p text:style-name="P5"/>
      <text:p text:style-name="P5">Максимальное количество баллов за работу – 30. </text:p>
      <text:p text:style-name="P5"/>
      <text:p text:style-name="P5"/>
      <text:p text:style-name="P5">Номер окончательной версии:</text:p>
      <text:p text:style-name="P5">1 версия – коэффициент 1, 2 версия – коэффициент 0,6, 3 версия – коэффициент 0,4.</text:p>
      <text:p text:style-name="P5">Дата сдачи</text:p>
      <text:p text:style-name="P5">До указанной даты – коэффициент 1, до 15.09 – коэффициент 0,6, позже – коэффициент 0,4.</text:p>
      <text:p text:style-name="P5"><text:span text:style-name="T7">Варианты заданий</text:span><text:span text:style-name="T5">.</text:span></text:p>
      <text:p text:style-name="P9"/>
      <text:list xml:id="list2327462555" text:style-name="WWNum1">
        <text:list-item>
          <text:p text:style-name="P10"><text:span text:style-name="T9">Определить класс </text:span><text:span text:style-name="T10">Комплексное число</text:span><text:span text:style-name="T9">. </text:span><text:span text:style-name="T12">Реализовать методы для сложения, вычи­тания, умножения и деления объектов.</text:span><text:span text:style-name="T9"> Создать </text:span><text:span text:style-name="T12">массив</text:span><text:span text:style-name="T9"> размерности </text:span><text:span text:style-name="T15">n</text:span><text:span text:style-name="T9"> из комплексных чисел. Передать его в метод, который выполнит поэлементное сложение/умножение его элементов. </text:span><text:span text:style-name="T12">Создать класс </text:span><text:span text:style-name="T13">Комплексная Дробь</text:span><text:span text:style-name="T12">.</text:span></text:p>
        </text:list-item>
        <text:list-item>
          <text:p text:style-name="P11"><text:span text:style-name="T9">Определить класс </text:span><text:span text:style-name="T10">Квадратное уравнение</text:span><text:span text:style-name="T9">. Реализовать методы для поиска корней, экстремумов. Создать </text:span><text:span text:style-name="T12">массив</text:span><text:span text:style-name="T9"> объектов и определить наибольшие и наименьшие по значению корни. </text:span><text:span text:style-name="T12">Создать классы </text:span><text:span text:style-name="T10">Квадратное уравнение (</text:span><text:span text:style-name="T9">с коэфф. типа</text:span><text:span text:style-name="T10"> Комплексное число)</text:span><text:span text:style-name="T9"> </text:span><text:span text:style-name="T12">и </text:span><text:span text:style-name="T10">Квадратное уравнение (</text:span><text:span text:style-name="T9">с коэфф. типа</text:span><text:span text:style-name="T10"> Дробь)</text:span><text:span text:style-name="T12">.</text:span></text:p>
        </text:list-item>
        <text:list-item>
          <text:p text:style-name="P14"><text:span text:style-name="T9">Определить класс </text:span><text:span text:style-name="T10">Полином</text:span><text:span text:style-name="T9"> степени </text:span><text:span text:style-name="T16">n</text:span><text:span text:style-name="T9">. </text:span><text:span text:style-name="T12">Реализовать методы для сложения, вычи­тания объектов и умножения объекта на константу.</text:span><text:span text:style-name="T9"> Объявить </text:span><text:span text:style-name="T12">массив</text:span><text:span text:style-name="T9"> из </text:span><text:span text:style-name="T15">m</text:span><text:span text:style-name="T9"> полиномов и определить сумму полиномов массива. </text:span><text:span text:style-name="T12">Создать классы </text:span><text:span text:style-name="T13">Рациональный </text:span><text:span text:style-name="T10">Полином</text:span><text:span text:style-name="T9"> </text:span><text:span text:style-name="T12">и </text:span><text:span text:style-name="T13">Комплексный </text:span><text:span text:style-name="T10">Полином</text:span><text:span text:style-name="T12">.</text:span></text:p>
        </text:list-item>
        <text:list-item>
          <text:p text:style-name="P11"><text:span text:style-name="T9">Определить класс </text:span><text:span text:style-name="T11">Квадрат</text:span><text:span text:style-name="T9">, используя классы </text:span><text:span text:style-name="T11">Точка, Отрезок. </text:span><text:span text:style-name="T9">Создать методы для задания размеров, растяжения, сжатия, поворота, изменение цвета. </text:span><text:span text:style-name="T12">Создать классы </text:span><text:span text:style-name="T13">Призма, Пирамида.</text:span></text:p>
        </text:list-item>
        <text:list-item>
          <text:p text:style-name="P11"><text:span text:style-name="T9">Определить класс </text:span><text:span text:style-name="T10">Треугольник</text:span><text:span text:style-name="T9"> на плоскости. Определить площадь и периметр треугольника. Создать </text:span><text:span text:style-name="T12">массив объектов и подсчитать количество треугольников разного типа (равносторонний, равнобедренный, прямоугольный, произвольный). Определить для каждой группы наибольший и наименьший по площади (периметру) объект. Создать классы </text:span><text:span text:style-name="T13">Призма</text:span><text:span text:style-name="T9"> </text:span><text:span text:style-name="T12">и </text:span><text:span text:style-name="T13">Пирамида </text:span><text:span text:style-name="T12">(оба с треугольным основанием).</text:span></text:p>
        </text:list-item>
        <text:list-item>
          <text:p text:style-name="P11"><text:soft-page-break/><text:span text:style-name="T9">Определить класс </text:span><text:span text:style-name="T10">Четырехугольник</text:span><text:span text:style-name="T9"> на плоскости. Определить площадь и периметр четырехугольника. Создать </text:span><text:span text:style-name="T12">массив объектов и подсчитать количество </text:span><text:span text:style-name="T9">четырех</text:span><text:span text:style-name="T12">угольников разного типа (квадрат, прямоугольник, ромб, трапеция, произвольный). Определить для каждой группы наибольший и наименьший по площади объект. Создать классы </text:span><text:span text:style-name="T13">Призма</text:span><text:span text:style-name="T9"> </text:span><text:span text:style-name="T12">и </text:span><text:span text:style-name="T13">Пирамида </text:span><text:span text:style-name="T12">(оба с четырехугольным основанием).</text:span></text:p>
        </text:list-item>
        <text:list-item>
          <text:p text:style-name="P11"><text:span text:style-name="T9">Определить класс </text:span><text:span text:style-name="T10">Окружность</text:span><text:span text:style-name="T9"> на плоскости. Определить площадь и длину. Создать </text:span><text:span text:style-name="T12">массив объектов и определить </text:span><text:span text:style-name="T9">окружности, центры которых лежат на одной прямой.</text:span><text:span text:style-name="T12"> Определить наибольший и наименьший по площади (периметру) объект. Создать классы </text:span><text:span text:style-name="T13">Цилиндр</text:span><text:span text:style-name="T9"> </text:span><text:span text:style-name="T12">и </text:span><text:span text:style-name="T13">Шар</text:span><text:span text:style-name="T12">.</text:span></text:p>
        </text:list-item>
        <text:list-item>
          <text:p text:style-name="P11"><text:span text:style-name="T9">Определить класс </text:span><text:span text:style-name="T10">Прямая</text:span><text:span text:style-name="T9"> на плоскости (пространстве). Определить точки пересечения прямой с осями координат. Определить координаты пересечения двух прямых. Создать </text:span><text:span text:style-name="T12">массив объектов и определить группы параллельных, совпадающих и перпендикулярных прямых. Создать классы </text:span><text:span text:style-name="T10">Прямая</text:span><text:span text:style-name="T9"> </text:span><text:span text:style-name="T10">(</text:span><text:span text:style-name="T9">с коэфф. типа </text:span><text:span text:style-name="T10">Комплексное число)</text:span><text:span text:style-name="T9"> </text:span><text:span text:style-name="T12">и </text:span><text:span text:style-name="T10">Прямая</text:span><text:span text:style-name="T9"> </text:span><text:span text:style-name="T10">(</text:span><text:span text:style-name="T9">с коэфф. типа</text:span><text:span text:style-name="T10"> Дробь)</text:span></text:p>
        </text:list-item>
        <text:list-item>
          <text:p text:style-name="P14"><text:span text:style-name="T12">Определить класс </text:span><text:span text:style-name="T13">Вектор</text:span><text:span text:style-name="T12">. Реализовать методы для вычисления модуля вектора, скалярного произведения, сложения, вычитания, умножения на константу. Создать массив объектов. написать метод, который для заданной пары векторов будет определять, являются ли они коллинеарными или ортогональными.</text:span></text:p>
        </text:list-item>
        <text:list-item>
          <text:p text:style-name="P14"><text:span text:style-name="T9">Определить класс </text:span><text:span text:style-name="T10">Полином</text:span><text:span text:style-name="T9"> степени </text:span><text:span text:style-name="T16">n</text:span><text:span text:style-name="T17"> </text:span><text:span text:style-name="T9">с коэффициентами типа </text:span><text:span text:style-name="T10">Комплексное число</text:span><text:span text:style-name="T9">. </text:span><text:span text:style-name="T12">Реализовать методы для сложения, вычи­тания</text:span><text:bookmark-start text:name="OLE_LINK4"/><text:bookmark-start text:name="OLE_LINK3"/><text:span text:style-name="T12"> объектов и умножения объекта на константу</text:span><text:bookmark-end text:name="OLE_LINK4"/><text:bookmark-end text:name="OLE_LINK3"/><text:span text:style-name="T12">.</text:span><text:span text:style-name="T9"> Объявить </text:span><text:span text:style-name="T12">массив</text:span><text:span text:style-name="T9"> из </text:span><text:span text:style-name="T15">m</text:span><text:span text:style-name="T9"> полиномов и определить сумму полиномов массива. </text:span></text:p>
        </text:list-item>
        <text:list-item>
          <text:p text:style-name="P15"><text:span text:style-name="T9">Определить класс </text:span><text:span text:style-name="T11">Одномерный массив</text:span><text:span text:style-name="T9">, используя класс </text:span><text:span text:style-name="T10">Массив</text:span><text:span text:style-name="T11">. </text:span><text:span text:style-name="T9">Создать методы для создания массива, вывода на консоль, выполнение операций (сложить, вычесть, перемножить).</text:span></text:p>
        </text:list-item>
        <text:list-item>
          <text:p text:style-name="P15"><text:span text:style-name="T12">Определить класс </text:span><text:span text:style-name="T13">Вектор</text:span><text:span text:style-name="T12"> в пространстве. Реализовать методы для проверки векторов на ортогональность, проверки пересечения неортогональных векторов, сравнения векторов. Создать массив из </text:span><text:span text:style-name="T14">m</text:span><text:span text:style-name="T12"> <text:s/>объектов. Определить компланарные векторы. <text:s/></text:span></text:p>
        </text:list-item>
        <text:list-item>
          <text:p text:style-name="P10"><text:span text:style-name="T9">Определить класс </text:span><text:span text:style-name="T10">Комплексное число </text:span><text:span text:style-name="T9">действительная и мнимая часть которого, представлены в виде </text:span><text:span text:style-name="T10">Рациональной Дроби</text:span><text:span text:style-name="T9">. </text:span><text:span text:style-name="T12">Реализовать методы для сложения, вычи­тания, умножения и деления объектов.</text:span><text:span text:style-name="T9"> Создать </text:span><text:span text:style-name="T12">массив</text:span><text:span text:style-name="T9"> размерности </text:span><text:span text:style-name="T15">n</text:span><text:span text:style-name="T9"> из комплексных чисел. Передать его в метод, который выполнит сложение/умножение его элементов.</text:span></text:p>
        </text:list-item>
        <text:list-item>
          <text:p text:style-name="P11"><text:span text:style-name="T22">Определит</text:span><text:span text:style-name="T9">ь класс </text:span><text:span text:style-name="T10">Окружность</text:span><text:span text:style-name="T9"> на плоскости, координаты центра которой задаются с помощью </text:span><text:span text:style-name="T10">Рациональной Дроби</text:span><text:span text:style-name="T9">. Определить площадь и длину. Создать </text:span><text:span text:style-name="T12">массив объектов и определить группы </text:span><text:span text:style-name="T9">окружностей, центры которых лежат на одной прямой.</text:span><text:span text:style-name="T12"> Определить наибольший и наименьший по площади (периметру) объект.</text:span></text:p>
        </text:list-item>
        <text:list-item>
          <text:p text:style-name="P11"><text:span text:style-name="T9">Определить класс </text:span><text:span text:style-name="T10">Точка</text:span><text:span text:style-name="T9"> в пространстве, координаты которой задаются с помощью </text:span><text:span text:style-name="T10">Рациональной Дроби</text:span><text:span text:style-name="T9">. Создать методы по определению расстояния между точками и расстояния до начала координат. Проверить для трех точек возможность нахождения на одной прямой.</text:span></text:p>
        </text:list-item>
        <text:list-item>
          <text:p text:style-name="P11"><text:span text:style-name="T9">Определить класс </text:span><text:span text:style-name="T11">Простая дробь</text:span><text:span text:style-name="T9">, используя класс </text:span><text:span text:style-name="T10">Число</text:span><text:span text:style-name="T11">. </text:span><text:span text:style-name="T9">Создать методы для вывода на консоль, сложения, вычитания, умножения, деления.</text:span></text:p>
        </text:list-item>
        <text:list-item>
          <text:p text:style-name="P11"><text:span text:style-name="T9">Определить класс </text:span><text:span text:style-name="T10">Треугольник</text:span><text:span text:style-name="T9"> на плоскости</text:span><text:bookmark-start text:name="OLE_LINK2"/><text:bookmark-start text:name="OLE_LINK1"/><text:span text:style-name="T9">, вершины которого имеют тип </text:span><text:span text:style-name="T10">Точка</text:span><text:bookmark-end text:name="OLE_LINK2"/><text:bookmark-end text:name="OLE_LINK1"/><text:span text:style-name="T9">. Определить площадь и периметр треугольника. Создать </text:span><text:span text:style-name="T12">массив объектов и подсчитать количество треугольников разного типа (равносторонний, равнобедренный, прямоугольный, произвольный). Определить для каждой группы наибольший и наименьший по площади объект.</text:span></text:p>
        </text:list-item>
        <text:list-item>
          <text:p text:style-name="P11"><text:span text:style-name="T9">Определить класс </text:span><text:span text:style-name="T10">Четырехугольник</text:span><text:span text:style-name="T9"> на плоскости, вершины которых имеют тип </text:span><text:span text:style-name="T10">Точка</text:span><text:span text:style-name="T9">. Определить площадь и периметр четырехугольника. Создать </text:span><text:span text:style-name="T12">массив объектов и подсчитать количество </text:span><text:span text:style-name="T9">четырех</text:span><text:span text:style-name="T12">угольников разного типа (квадрат, прямоугольник, ромб, произвольный). Определить для каждой группы наибольший и наименьший по площади (периметру) объект.</text:span></text:p>
        </text:list-item>
        <text:list-item>
          <text:p text:style-name="P11"><text:span text:style-name="T9">Определить класс</text:span> <text:span text:style-name="T2">Булева матрица</text:span>. Реализовать методы для выполнения логического сложения, умножения, инверсии матриц, метод для подсчета числа единиц в матрице. </text:p>
        </text:list-item>
      </text:list>
      <text:p text:style-name="P12"><text:span text:style-name="T9">20. Определить класс </text:span><text:span text:style-name="T10">Треугольник</text:span><text:span text:style-name="T9"> на плоскости, вершины которого имеют тип </text:span><text:span text:style-name="T10">Точка</text:span><text:span text:style-name="T9">. Определить площадь и периметр треугольника. Создать </text:span><text:span text:style-name="T12">массив объектов и подсчитать количество треугольников заданного типа (равносторонний, равнобедренный, прямоугольный, произвольный). Определить для каждой группы наибольший и наименьший по периметру объект.</text:span></text:p>
      <text:p text:style-name="P12">21. <text:span text:style-name="T9">Определить класс </text:span><text:span text:style-name="T10">Точка</text:span><text:span text:style-name="T9"> в пространстве, координаты которой задаются с помощью </text:span><text:span text:style-name="T10">Число</text:span><text:span text:style-name="T9">. Создать методы по определению расстояния между точками и расстояния до начала координат. Проверить для трех точек возможность нахождения на одной прямой.</text:span></text:p>
      <text:p text:style-name="P12"><text:span text:style-name="T9">22. Построить класс </text:span><text:span text:style-name="T10">Булев вектор</text:span><text:span text:style-name="T9">. Реализовать методы для выполнения поразрядных конъюнкции, дизъюнкции и отрицания векторов, а также подсчета числа единиц и нулей в векторе.</text:span></text:p>
      <text:p text:style-name="P12"><text:soft-page-break/><text:span text:style-name="T9">23. Определить класс </text:span><text:span text:style-name="T10">Определенный интеграл</text:span><text:span text:style-name="T9"> с аналитической подынтегральной функцией. Создать методы для вычисления значения по формуле левых прямоугольников, по формуле правых прямоугольников, по формуле средних прямоугольников.</text:span></text:p>
      <text:p text:style-name="P12"><text:span text:style-name="T9">24. Определить класс </text:span><text:span text:style-name="T10">Массив</text:span><text:span text:style-name="T9">. Создать методы сортировки: обменная сортировка (метод пузырька); обменная сортировка «Шейкер-сортировка», сортировка посредством выбора (метод простого выбора).</text:span></text:p>
      <text:p text:style-name="P12"><text:span text:style-name="T9">25. Определить класс </text:span><text:span text:style-name="T10">Булева матрица</text:span><text:span text:style-name="T9">. Реализовать методы для логического сложения дизъюнкции), умножения и инверсии матриц. Реализовать методы для подсчета числа единиц в матрице и упорядочения строк в лексикографическом порядке.<text:line-break/>26. Определить класс </text:span><text:span text:style-name="T10">Комплекс</text:span><text:span text:style-name="T9">, действительная и мнимая часть которого представлены в виде Рациональной Дроби. Создать массив/список/множество размерности n из комплексных чисел. Передать его в метод, который выполнит сложение/умножение его элементов.<text:line-break/>27. Определить класс </text:span><text:span text:style-name="T10">Точка</text:span><text:span text:style-name="T9"> на плоскости (в пространстве) и во времени. Задать движение точки в определенном направлении. Создать методы по определению скорости и ускорения точки. Проверить для двух точек возможность пересечения траекторий. Определить расстояние между двумя точками в заданный момент времени.<text:line-break/>28. Определить класс </text:span><text:span text:style-name="T10">Комплекс</text:span><text:span text:style-name="T9">. Создать массив/список/множество размерности n из комплексных координат. Передать его в метод, который выполнит сложение/умножение его элементов.<text:line-break/>29. Определить класс </text:span><text:span text:style-name="T10">Интервал</text:span><text:span text:style-name="T9"> с учетом включения/невключения концов. Создать методы по определению пересечения и объединения интервалов, причем интервалы, не имеющие общих точек, пересекаться/объединятся не могут. <text:s/>Объявить массив/список/множество и n интервалов и определить расстояние между самыми удаленными концами.</text:span></text:p>
      <text:p text:style-name="P12"><text:span text:style-name="T9">30. Определить класс </text:span><text:span text:style-name="T10">Вектор</text:span><text:span text:style-name="T9"> в R3. Реализовать методы для проверки векторов на ортогональность, проверки пересечения неортогональных <text:s/>векторов, сравнения векторов. Создать массив из m объектов. Определить компланарные векторы.<text:line-break/>31. Определить класс </text:span><text:span text:style-name="T10">Точка</text:span><text:span text:style-name="T9"> в пространстве, координаты которой задаются с помощью Комплексного числа. Создать методы по определению расстояния между точками и расстояния до начала координат.<text:line-break/>32. Определить класс </text:span><text:span text:style-name="T11">Компьютер</text:span><text:span text:style-name="T9">, используя классы </text:span><text:span text:style-name="T11">Винчестер</text:span><text:span text:style-name="T9">, </text:span><text:span text:style-name="T11">Дисковод</text:span><text:span text:style-name="T9">, </text:span><text:span text:style-name="T11">ОЗУ</text:span><text:span text:style-name="T9">. Создать методы для включения, выключения, проверки на вирусы, определения размера винчестера.</text:span></text:p>
      <text:p text:style-name="P13"><text:span text:style-name="T9">33. Определить класс </text:span><text:span text:style-name="T11">Круг</text:span><text:span text:style-name="T9">, используя классы </text:span><text:span text:style-name="T11">Точка, Окружность. </text:span><text:span text:style-name="T9">Создать методы для задания размеров, изменения радиуса, определения принадлежности точки данному кругу.</text:span></text:p>
      <text:p text:style-name="P13"><text:span text:style-name="T9">34. Определить класс </text:span><text:span text:style-name="T11">Автомобиль</text:span><text:span text:style-name="T9">, используя класс </text:span><text:span text:style-name="T11">Колесо</text:span><text:span text:style-name="T9">. Создать методы: ехать, заправляться, менять колесо, определить <text:s/>марку автомобиля.</text:span></text:p>
      <text:p text:style-name="P12"><text:span text:style-name="T9">35. Определить класс </text:span><text:span text:style-name="T11">Самолет</text:span><text:span text:style-name="T9">, используя класс </text:span><text:span text:style-name="T11">Крыло</text:span><text:span text:style-name="T9">. Создать методы: летать, задавать маршрут, определить маршрут.</text:span><text:bookmark text:name="_GoBack"/></text:p>
      <text:p text:style-name="P12"/>
      <text:p text:style-name="P12"/>
      <text:p text:style-name="P12"/>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ru" style:country-asian="RU"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ru" fo:country="RU" style:letter-kerning="false" style:font-name-asian="Calibri1" style:font-size-asian="11pt" style:language-asian="ru" style:country-asian="RU" style:font-name-complex="Times New Roman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Абзац_20_списка1" style:display-name="Абзац списка1" style:family="paragraph" style:parent-style-name="Standard">
      <style:paragraph-properties fo:margin-left="0.5in" fo:margin-right="0in" fo:margin-top="0in" fo:margin-bottom="0.139in" style:contextual-spacing="true" fo:line-height="115%" fo:text-indent="0in" style:auto-text-indent="false"/>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size-complex="11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font-name-complex="Times New Roman1" style:font-family-complex="'Times New Roman'" style:font-family-generic-complex="system" style:font-pitch-complex="variable"/>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revel</meta:initial-creator>
    <meta:editing-cycles>14</meta:editing-cycles>
    <meta:creation-date>2016-08-28T18:29:00</meta:creation-date>
    <dc:date>2022-09-02T16:14:53.231958916</dc:date>
    <meta:editing-duration>PT2H4M26S</meta:editing-duration>
    <meta:generator>LibreOffice/7.3.5.2$Linux_X86_64 LibreOffice_project/30$Build-2</meta:generator>
    <meta:document-statistic meta:table-count="1" meta:image-count="0" meta:object-count="0" meta:page-count="3" meta:paragraph-count="50" meta:word-count="1177" meta:character-count="9482" meta:non-whitespace-character-count="8356"/>
    <meta:user-defined meta:name="AppVersion">16.0000</meta:user-defined>
    <meta:user-defined meta:name="Company">Home</meta:user-defined>
    <meta:template xlink:type="simple" xlink:actuate="onRequest" xlink:title="Normal" xlink:href=""/>
  </office:meta>
</office:document-meta>
</file>